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2.16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1.62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84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5.63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9"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10"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1" style:family="graphic" style:parent-style-name="standard">
      <style:graphic-properties draw:stroke="dash" draw:stroke-dash="stroke-dash28" svg:stroke-width="0.052cm" svg:stroke-color="#000000" draw:stroke-linejoin="round" svg:stroke-linecap="butt" draw:fill="none" fo:padding-top="0.026cm" fo:padding-bottom="0.026cm" fo:padding-left="0.026cm" fo:padding-right="0.026cm"/>
    </style:style>
    <style:style style:name="gr12"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3"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4" style:family="graphic" style:parent-style-name="standard">
      <style:graphic-properties draw:stroke="none" draw:fill="none" draw:textarea-horizontal-align="left" draw:textarea-vertical-align="top" draw:auto-grow-height="true" draw:auto-grow-width="true" fo:min-height="0.412cm" fo:min-width="8.12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12cm" fo:min-width="6.21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text-properties fo:font-size="10pt" style:font-size-asian="10pt" style:font-size-complex="10pt"/>
    </style:style>
    <style:style style:name="P7" style:family="paragraph">
      <loext:graphic-properties draw:fill="solid" draw:fill-color="#ffffff" draw:opacity="80%"/>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42cm" svg:height="7.671cm" svg:x="2.079cm" svg:y="1.219cm" svg:viewBox="0 0 28421 7672" draw:points="0,7672 28421,7672 28421,0 0,0">
          <text:p/>
        </draw:polygon>
        <draw:polygon draw:style-name="gr2" draw:text-style-name="P2" draw:layer="layout" svg:width="0cm" svg:height="0.122cm" svg:x="3.369cm" svg:y="8.89cm" svg:viewBox="0 0 0 123" draw:points="0,0 0,123">
          <text:p/>
        </draw:polygon>
        <draw:line draw:style-name="gr3" draw:text-style-name="P3" draw:layer="layout" svg:x1="3.369cm" svg:y1="8.89cm" svg:x2="3.369cm" svg:y2="9.013cm">
          <text:p/>
        </draw:line>
        <draw:polygon draw:style-name="gr2" draw:text-style-name="P2" draw:layer="layout" svg:width="0cm" svg:height="0.122cm" svg:x="7.929cm" svg:y="8.89cm" svg:viewBox="0 0 0 123" draw:points="0,0 0,123">
          <text:p/>
        </draw:polygon>
        <draw:line draw:style-name="gr3" draw:text-style-name="P3" draw:layer="layout" svg:x1="7.929cm" svg:y1="8.89cm" svg:x2="7.929cm" svg:y2="9.013cm">
          <text:p/>
        </draw:line>
        <draw:frame draw:style-name="gr4" draw:text-style-name="P5" draw:layer="layout" svg:width="2.163cm" svg:height="0.412cm" svg:x="2.891cm" svg:y="9.077cm">
          <draw:text-box>
            <text:p text:style-name="P4"><text:span text:style-name="T1">2833</text:span></text:p>
          </draw:text-box>
        </draw:frame>
        <draw:polygon draw:style-name="gr2" draw:text-style-name="P2" draw:layer="layout" svg:width="0cm" svg:height="0.122cm" svg:x="12.488cm" svg:y="8.89cm" svg:viewBox="0 0 0 123" draw:points="0,0 0,123">
          <text:p/>
        </draw:polygon>
        <draw:line draw:style-name="gr3" draw:text-style-name="P3" draw:layer="layout" svg:x1="12.488cm" svg:y1="8.89cm" svg:x2="12.488cm" svg:y2="9.013cm">
          <text:p/>
        </draw:line>
        <draw:frame draw:style-name="gr4" draw:text-style-name="P5" draw:layer="layout" svg:width="2.163cm" svg:height="0.412cm" svg:x="7.451cm" svg:y="9.077cm">
          <draw:text-box>
            <text:p text:style-name="P4"><text:span text:style-name="T1">2333</text:span></text:p>
          </draw:text-box>
        </draw:frame>
        <draw:polygon draw:style-name="gr2" draw:text-style-name="P2" draw:layer="layout" svg:width="0cm" svg:height="0.122cm" svg:x="17.048cm" svg:y="8.89cm" svg:viewBox="0 0 0 123" draw:points="0,0 0,123">
          <text:p/>
        </draw:polygon>
        <draw:line draw:style-name="gr3" draw:text-style-name="P3" draw:layer="layout" svg:x1="17.048cm" svg:y1="8.89cm" svg:x2="17.048cm" svg:y2="9.013cm">
          <text:p/>
        </draw:line>
        <draw:frame draw:style-name="gr4" draw:text-style-name="P5" draw:layer="layout" svg:width="2.163cm" svg:height="0.412cm" svg:x="12.01cm" svg:y="9.077cm">
          <draw:text-box>
            <text:p text:style-name="P4"><text:span text:style-name="T1">1833</text:span></text:p>
          </draw:text-box>
        </draw:frame>
        <draw:polygon draw:style-name="gr2" draw:text-style-name="P2" draw:layer="layout" svg:width="0cm" svg:height="0.122cm" svg:x="21.61cm" svg:y="8.89cm" svg:viewBox="0 0 0 123" draw:points="0,0 0,123">
          <text:p/>
        </draw:polygon>
        <draw:line draw:style-name="gr3" draw:text-style-name="P3" draw:layer="layout" svg:x1="21.61cm" svg:y1="8.89cm" svg:x2="21.61cm" svg:y2="9.013cm">
          <text:p/>
        </draw:line>
        <draw:frame draw:style-name="gr4" draw:text-style-name="P5" draw:layer="layout" svg:width="2.163cm" svg:height="0.412cm" svg:x="16.57cm" svg:y="9.077cm">
          <draw:text-box>
            <text:p text:style-name="P4"><text:span text:style-name="T1">1333</text:span></text:p>
          </draw:text-box>
        </draw:frame>
        <draw:polygon draw:style-name="gr2" draw:text-style-name="P2" draw:layer="layout" svg:width="0cm" svg:height="0.122cm" svg:x="26.169cm" svg:y="8.89cm" svg:viewBox="0 0 0 123" draw:points="0,0 0,123">
          <text:p/>
        </draw:polygon>
        <draw:line draw:style-name="gr3" draw:text-style-name="P3" draw:layer="layout" svg:x1="26.169cm" svg:y1="8.89cm" svg:x2="26.169cm" svg:y2="9.013cm">
          <text:p/>
        </draw:line>
        <draw:frame draw:style-name="gr5" draw:text-style-name="P5" draw:layer="layout" svg:width="1.624cm" svg:height="0.412cm" svg:x="21.299cm" svg:y="9.077cm">
          <draw:text-box>
            <text:p text:style-name="P4"><text:span text:style-name="T1">833</text:span></text:p>
          </draw:text-box>
        </draw:frame>
        <draw:polygon draw:style-name="gr2" draw:text-style-name="P2" draw:layer="layout" svg:width="0cm" svg:height="0.122cm" svg:x="29.206cm" svg:y="8.89cm" svg:viewBox="0 0 0 123" draw:points="0,0 0,123">
          <text:p/>
        </draw:polygon>
        <draw:line draw:style-name="gr3" draw:text-style-name="P3" draw:layer="layout" svg:x1="29.206cm" svg:y1="8.89cm" svg:x2="29.206cm" svg:y2="9.013cm">
          <text:p/>
        </draw:line>
        <draw:frame draw:style-name="gr5" draw:text-style-name="P5" draw:layer="layout" svg:width="1.624cm" svg:height="0.412cm" svg:x="25.861cm" svg:y="9.077cm">
          <draw:text-box>
            <text:p text:style-name="P4"><text:span text:style-name="T1">333</text:span></text:p>
          </draw:text-box>
        </draw:frame>
        <draw:frame draw:style-name="gr6" draw:text-style-name="P5" draw:layer="layout" svg:width="0.847cm" svg:height="0.412cm" svg:x="29.136cm" svg:y="9.077cm">
          <draw:text-box>
            <text:p text:style-name="P4"><text:span text:style-name="T1">0</text:span></text:p>
          </draw:text-box>
        </draw:frame>
        <draw:polygon draw:style-name="gr2" draw:text-style-name="P2" draw:layer="layout" svg:width="0.297cm" svg:height="0cm" svg:x="1.781cm" svg:y="8.3cm" svg:viewBox="0 0 298 0" draw:points="298,0 0,0">
          <text:p/>
        </draw:polygon>
        <draw:line draw:style-name="gr3" draw:text-style-name="P3" draw:layer="layout" svg:x1="2.079cm" svg:y1="8.3cm" svg:x2="1.781cm" svg:y2="8.3cm">
          <text:p/>
        </draw:line>
        <draw:frame draw:style-name="gr7" draw:text-style-name="P5" draw:layer="layout" svg:width="5.639cm" svg:height="0.412cm" svg:x="12.681cm" svg:y="9.56cm">
          <draw:text-box>
            <text:p text:style-name="P4"><text:span text:style-name="T1">Number of remaining samples</text:span></text:p>
          </draw:text-box>
        </draw:frame>
        <draw:polygon draw:style-name="gr2" draw:text-style-name="P2" draw:layer="layout" svg:width="0.297cm" svg:height="0cm" svg:x="1.781cm" svg:y="6.621cm" svg:viewBox="0 0 298 0" draw:points="298,0 0,0">
          <text:p/>
        </draw:polygon>
        <draw:line draw:style-name="gr3" draw:text-style-name="P3" draw:layer="layout" svg:x1="2.079cm" svg:y1="6.621cm" svg:x2="1.781cm" svg:y2="6.621cm">
          <text:p/>
        </draw:line>
        <draw:frame draw:style-name="gr8" draw:text-style-name="P6" draw:layer="layout" svg:width="0.561cm" svg:height="0.412cm" svg:x="1.097cm" svg:y="8.107cm">
          <draw:text-box>
            <text:p text:style-name="P4"><text:span text:style-name="T1">1.0</text:span></text:p>
          </draw:text-box>
        </draw:frame>
        <draw:polygon draw:style-name="gr2" draw:text-style-name="P2" draw:layer="layout" svg:width="0.297cm" svg:height="0cm" svg:x="1.781cm" svg:y="4.942cm" svg:viewBox="0 0 298 0" draw:points="298,0 0,0">
          <text:p/>
        </draw:polygon>
        <draw:line draw:style-name="gr3" draw:text-style-name="P3" draw:layer="layout" svg:x1="2.079cm" svg:y1="4.942cm" svg:x2="1.781cm" svg:y2="4.942cm">
          <text:p/>
        </draw:line>
        <draw:frame draw:style-name="gr8" draw:text-style-name="P6" draw:layer="layout" svg:width="0.561cm" svg:height="0.412cm" svg:x="1.097cm" svg:y="6.428cm">
          <draw:text-box>
            <text:p text:style-name="P4"><text:span text:style-name="T1">1.5</text:span></text:p>
          </draw:text-box>
        </draw:frame>
        <draw:polygon draw:style-name="gr2" draw:text-style-name="P2" draw:layer="layout" svg:width="0.297cm" svg:height="0cm" svg:x="1.781cm" svg:y="3.263cm" svg:viewBox="0 0 298 0" draw:points="298,0 0,0">
          <text:p/>
        </draw:polygon>
        <draw:line draw:style-name="gr3" draw:text-style-name="P3" draw:layer="layout" svg:x1="2.079cm" svg:y1="3.263cm" svg:x2="1.781cm" svg:y2="3.263cm">
          <text:p/>
        </draw:line>
        <draw:frame draw:style-name="gr8" draw:text-style-name="P6" draw:layer="layout" svg:width="0.561cm" svg:height="0.412cm" svg:x="1.097cm" svg:y="4.749cm">
          <draw:text-box>
            <text:p text:style-name="P4"><text:span text:style-name="T1">2.0</text:span></text:p>
          </draw:text-box>
        </draw:frame>
        <draw:polygon draw:style-name="gr2" draw:text-style-name="P2" draw:layer="layout" svg:width="0.297cm" svg:height="0cm" svg:x="1.781cm" svg:y="1.584cm" svg:viewBox="0 0 298 0" draw:points="298,0 0,0">
          <text:p/>
        </draw:polygon>
        <draw:line draw:style-name="gr3" draw:text-style-name="P3" draw:layer="layout" svg:x1="2.079cm" svg:y1="1.584cm" svg:x2="1.781cm" svg:y2="1.584cm">
          <text:p/>
        </draw:line>
        <draw:frame draw:style-name="gr8" draw:text-style-name="P6" draw:layer="layout" svg:width="0.561cm" svg:height="0.412cm" svg:x="1.097cm" svg:y="3.07cm">
          <draw:text-box>
            <text:p text:style-name="P4"><text:span text:style-name="T1">2.5</text:span></text:p>
          </draw:text-box>
        </draw:frame>
        <draw:frame draw:style-name="gr8" draw:text-style-name="P6" draw:layer="layout" svg:width="0.561cm" svg:height="0.412cm" svg:x="1.097cm" svg:y="1.391cm">
          <draw:text-box>
            <text:p text:style-name="P4"><text:span text:style-name="T1">3.0</text:span></text:p>
          </draw:text-box>
        </draw:frame>
        <draw:line draw:style-name="gr9" draw:text-style-name="P3" draw:layer="layout" svg:x1="11.805cm" svg:y1="8.89cm" svg:x2="11.805cm" svg:y2="1.219cm">
          <text:p/>
        </draw:line>
        <draw:polyline draw:style-name="gr10" draw:text-style-name="P3" draw:layer="layout" svg:width="25.763cm" svg:height="7.306cm" svg:x="3.369cm" svg:y="1.584cm" svg:viewBox="0 0 25764 7307" draw:points="0,4777 229,4775 457,4796 686,4810 912,4840 1140,4879 1369,4918 1598,4965 1824,4964 2052,4972 2281,5004 2510,5045 2736,5078 2964,5087 3193,5104 3421,5104 3648,5156 3876,5191 4105,5158 4333,5185 4560,5230 4788,5266 5017,5286 5245,5289 5471,5362 5700,5400 5929,5404 6157,5417 6383,5430 6612,5471 6840,5485 7071,5499 7298,5486 7526,5528 7755,5534 7983,5540 8210,5565 8438,5601 8667,5656 8895,5673 9121,5691 9350,5738 9579,5757 9807,5757 10033,5816 10262,5867 10491,5908 10719,5899 10945,5922 11174,5913 11402,5946 11631,5970 11857,5994 12086,5975 12314,5978 12543,6015 12769,6007 12998,6034 13226,6073 13455,6090 13681,6155 13910,6113 14138,6143 14367,6187 14593,6220 14821,6241 15050,6211 15279,6192 15505,6241 15733,6264 15962,6303 16191,6270 16417,6325 16645,6382 16874,6410 17102,6409 17329,6424 17557,6440 17786,6424 18014,6474 18243,6492 18469,6529 18698,6550 18926,6573 19155,6634 19381,6660 19610,6727 19838,6676 20067,6707 20293,6695 20521,6706 20750,6717 20979,6755 21205,6717 21433,6759 21662,6833 21891,6884 22117,6940 22345,6938 22574,6828 22802,6817 23029,6929 23257,6969 23486,7063 23714,7174 23941,7307 24169,7163 24398,6883 24626,7053 24852,6839 25081,7099 25310,6941 25538,7277 25764,0">
          <text:p/>
        </draw:polyline>
        <draw:line draw:style-name="gr11" draw:text-style-name="P3" draw:layer="layout" svg:x1="29.206cm" svg:y1="8.568cm" svg:x2="3.379cm" svg:y2="8.568cm">
          <text:p/>
        </draw:line>
        <draw:line draw:style-name="gr12" draw:text-style-name="P3" draw:layer="layout" svg:x1="2.079cm" svg:y1="8.89cm" svg:x2="2.079cm" svg:y2="1.219cm">
          <text:p/>
        </draw:line>
        <draw:line draw:style-name="gr12" draw:text-style-name="P3" draw:layer="layout" svg:x1="30.498cm" svg:y1="8.89cm" svg:x2="30.498cm" svg:y2="1.219cm">
          <text:p/>
        </draw:line>
        <draw:line draw:style-name="gr12" draw:text-style-name="P3" draw:layer="layout" svg:x1="2.079cm" svg:y1="8.89cm" svg:x2="30.497cm" svg:y2="8.89cm">
          <text:p/>
        </draw:line>
        <draw:line draw:style-name="gr12" draw:text-style-name="P3" draw:layer="layout" svg:x1="2.079cm" svg:y1="1.219cm" svg:x2="30.497cm" svg:y2="1.219cm">
          <text:p/>
        </draw:line>
        <draw:path draw:style-name="gr13" draw:text-style-name="P7" draw:layer="layout" svg:width="6.246cm" svg:height="1.141cm" svg:x="2.503cm" svg:y="1.395cm" svg:viewBox="0 0 6247 1142" svg:d="M94 1142h6059c63 0 94-23 94-70v-1001c0-47-31-71-94-71h-6059c-63 0-94 24-94 71v1001c0 47 31 70 94 70z">
          <text:p/>
        </draw:path>
        <draw:line draw:style-name="gr10" draw:text-style-name="P3" draw:layer="layout" svg:x1="2.842cm" svg:y1="1.681cm" svg:x2="4.541cm" svg:y2="1.681cm">
          <text:p/>
        </draw:line>
        <draw:frame draw:style-name="gr8" draw:text-style-name="P6" draw:layer="layout" svg:width="4.358cm" svg:height="0.412cm" draw:transform="rotate (1.5707963267949) translate (0.555cm 7.235cm)">
          <draw:text-box>
            <text:p text:style-name="P4"><text:span text:style-name="T1">Ratio of married persons</text:span></text:p>
          </draw:text-box>
        </draw:frame>
        <draw:line draw:style-name="gr11" draw:text-style-name="P3" draw:layer="layout" svg:x1="2.842cm" svg:y1="2.198cm" svg:x2="4.541cm" svg:y2="2.198cm">
          <text:p/>
        </draw:line>
        <draw:frame draw:style-name="gr14" draw:text-style-name="P5" draw:layer="layout" svg:width="8.123cm" svg:height="0.412cm" svg:x="5.219cm" svg:y="1.477cm">
          <draw:text-box>
            <text:p text:style-name="P4"><text:span text:style-name="T1">non-representative</text:span></text:p>
          </draw:text-box>
        </draw:frame>
        <draw:polygon draw:style-name="gr2" draw:text-style-name="P2" draw:layer="layout" svg:width="0cm" svg:height="0.123cm" svg:x="11.805cm" svg:y="1.095cm" svg:viewBox="0 0 0 124" draw:points="0,124 0,0">
          <text:p/>
        </draw:polygon>
        <draw:line draw:style-name="gr3" draw:text-style-name="P3" draw:layer="layout" svg:x1="11.805cm" svg:y1="1.219cm" svg:x2="11.805cm" svg:y2="1.095cm">
          <text:p/>
        </draw:line>
        <draw:frame draw:style-name="gr15" draw:text-style-name="P5" draw:layer="layout" svg:width="6.218cm" svg:height="0.412cm" svg:x="5.219cm" svg:y="1.995cm">
          <draw:text-box>
            <text:p text:style-name="P4"><text:span text:style-name="T1">representative</text:span></text:p>
          </draw:text-box>
        </draw:frame>
        <draw:line draw:style-name="gr12" draw:text-style-name="P3" draw:layer="layout" svg:x1="2.079cm" svg:y1="8.89cm" svg:x2="2.079cm" svg:y2="1.219cm">
          <text:p/>
        </draw:line>
        <draw:line draw:style-name="gr12" draw:text-style-name="P3" draw:layer="layout" svg:x1="30.498cm" svg:y1="8.89cm" svg:x2="30.498cm" svg:y2="1.219cm">
          <text:p/>
        </draw:line>
        <draw:line draw:style-name="gr12" draw:text-style-name="P3" draw:layer="layout" svg:x1="2.079cm" svg:y1="8.89cm" svg:x2="30.497cm" svg:y2="8.89cm">
          <text:p/>
        </draw:line>
        <draw:line draw:style-name="gr12" draw:text-style-name="P3" draw:layer="layout" svg:x1="2.079cm" svg:y1="1.219cm" svg:x2="30.497cm" svg:y2="1.219cm">
          <text:p/>
        </draw:line>
        <draw:frame draw:style-name="gr4" draw:text-style-name="P5" draw:layer="layout" svg:width="2.163cm" svg:height="0.412cm" svg:x="11.327cm" svg:y="0.572cm">
          <draw:text-box>
            <text:p text:style-name="P4"><text:span text:style-name="T2">1908</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28"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5cm" fo:margin-right="0.5cm" fo:page-width="3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4:55:23.560608854</dc:date>
    <meta:editing-duration>PT1M7S</meta:editing-duration>
    <meta:editing-cycles>1</meta:editing-cycles>
    <meta:document-statistic meta:object-count="58"/>
    <meta:generator>LibreOffice/7.2.2.2$Linux_X86_64 LibreOffice_project/20$Build-2</meta:generator>
  </office:meta>
</office:document-meta>
</file>